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1e54"/>
    </style:style>
    <style:style style:name="P2" style:family="paragraph" style:parent-style-name="Standard">
      <style:text-properties officeooo:paragraph-rsid="0008a5fd"/>
    </style:style>
    <style:style style:name="T1" style:family="text">
      <style:text-properties officeooo:rsid="00071e54"/>
    </style:style>
    <style:style style:name="T2" style:family="text">
      <style:text-properties officeooo:rsid="0008a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mending the database will be dealt with through the website itself, correct user credentials are to be verified by a script yet to be incorporated. There are </text:span><text:span text:style-name="T2">seven</text:span><text:span text:style-name="T1"> files involved with amending the database so far.:</text:span></text:p>
      <text:p text:style-name="P1"><text:span text:style-name="T1">walkedit.php – Selection page for adding or deleting walks.</text:span></text:p>
      <text:p text:style-name="P1"><text:span text:style-name="T2">r</text:span><text:span text:style-name="T1">emove.php – Drop down selector populated from the database.</text:span></text:p>
      <text:p text:style-name="P1"><text:span text:style-name="T2">r</text:span><text:span text:style-name="T1">emoveconfirm.php – full walk details links to other database options or submit button to confirm.</text:span></text:p>
      <text:p text:style-name="P1"><text:span text:style-name="T1">removeconfirmed.php – completion of the request, delete the relevant entry in the database.</text:span></text:p>
      <text:p text:style-name="P2"><text:span text:style-name="T2">add.php – Form for adding new walk information.</text:span></text:p>
      <text:p text:style-name="P2"><text:span text:style-name="T2">addconfirm.php – Shows the entry and asks for confirmation.</text:span></text:p>
      <text:p text:style-name="P2"><text:span text:style-name="T2">addconfirmed.php – completes the addition.</text:span></text:p>
      <text:p text:style-name="P1"><text:span text:style-name="T1"/></text:p>
      <text:p text:style-name="P1"><text:span text:style-name="T1">Variable $id is passed between pages to track selection using the post meth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csloth </meta:initial-creator>
    <meta:creation-date>2013-10-13T19:26:38</meta:creation-date>
    <dc:date>2013-10-13T19:34:47</dc:date>
    <dc:creator>Manicsloth </dc:creator>
    <meta:editing-duration>PT2M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9" meta:word-count="110" meta:character-count="749" meta:non-whitespace-character-count="641"/>
  </office:meta>
</office:document-meta>
</file>